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f3a" officeooo:paragraph-rsid="00104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kr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58:13.179659632</meta:creation-date>
    <dc:date>2022-02-02T14:58:35.25344328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